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officeooo:paragraph-rsid="00064966"/>
    </style:style>
    <style:style style:name="P3" style:family="paragraph" style:parent-style-name="Preformatted_20_Text">
      <style:text-properties officeooo:paragraph-rsid="0008d7a4"/>
    </style:style>
    <style:style style:name="P4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indent="0.5618in" style:auto-text-indent="false" fo:background-color="transparent"/>
    </style:style>
    <style:style style:name="P5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</style:style>
    <style:style style:name="P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0007decb"/>
    </style:style>
    <style:style style:name="P7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000e7c5d"/>
    </style:style>
    <style:style style:name="P8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officeooo:paragraph-rsid="0008d7a4"/>
    </style:style>
    <style:style style:name="P9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147da1"/>
    </style:style>
    <style:style style:name="P10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37e90" officeooo:paragraph-rsid="00147da1"/>
    </style:style>
    <style:style style:name="P11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text-underline-style="solid" style:text-underline-width="auto" style:text-underline-color="font-color" officeooo:rsid="0010dd3f" officeooo:paragraph-rsid="00147da1"/>
    </style:style>
    <style:style style:name="P12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</style:style>
    <style:style style:name="P13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officeooo:paragraph-rsid="0007decb"/>
    </style:style>
    <style:style style:name="P14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  <style:text-properties officeooo:paragraph-rsid="0008d7a4"/>
    </style:style>
    <style:style style:name="P15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 fo:keep-with-next="always">
        <style:tab-stops>
          <style:tab-stop style:position="-0.1291in"/>
        </style:tab-stops>
      </style:paragraph-properties>
      <style:text-properties officeooo:rsid="0015ed1a" officeooo:paragraph-rsid="0015ed1a"/>
    </style:style>
    <style:style style:name="P1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 fo:keep-with-next="always">
        <style:tab-stops>
          <style:tab-stop style:position="-0.1291in"/>
        </style:tab-stops>
      </style:paragraph-properties>
      <style:text-properties officeooo:rsid="0019315b" officeooo:paragraph-rsid="0019315b"/>
    </style:style>
    <style:style style:name="P17" style:family="paragraph" style:parent-style-name="Preformatted_20_Text">
      <loext:graphic-properties draw:fill="none"/>
      <style:paragraph-properties fo:margin-left="0in" fo:margin-right="0in" fo:margin-top="0.0398in" fo:margin-bottom="0.0398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0005381b"/>
    </style:style>
    <style:style style:name="P18" style:family="paragraph" style:parent-style-name="Preformatted_20_Text" style:master-page-name="">
      <loext:graphic-properties draw:fill="none"/>
      <style:paragraph-properties fo:margin-left="0in" fo:margin-right="0in" fo:margin-top="0.0398in" fo:margin-bottom="0.0398in" style:contextual-spacing="false" fo:text-indent="0in" style:auto-text-indent="false" style:page-number="auto" fo:background-color="transparent"/>
      <style:text-properties officeooo:paragraph-rsid="0008d7a4"/>
    </style:style>
    <style:style style:name="P19" style:family="paragraph" style:parent-style-name="Preformatted_20_Text" style:master-page-name="">
      <loext:graphic-properties draw:fill="none"/>
      <style:paragraph-properties fo:margin-left="0in" fo:margin-right="0in" fo:margin-top="0.0398in" fo:margin-bottom="0.0398in" style:contextual-spacing="false" fo:text-indent="0in" style:auto-text-indent="false" style:page-number="auto" fo:background-color="transparent"/>
      <style:text-properties fo:font-weight="normal" officeooo:rsid="0011887c" officeooo:paragraph-rsid="0011887c" style:font-weight-asian="normal" style:font-weight-complex="normal"/>
    </style:style>
    <style:style style:name="P20" style:family="paragraph" style:parent-style-name="Preformatted_20_Text" style:master-page-name="">
      <loext:graphic-properties draw:fill="none"/>
      <style:paragraph-properties fo:margin-left="0in" fo:margin-right="0in" fo:margin-top="0.0398in" fo:margin-bottom="0.0398in" style:contextual-spacing="false" fo:text-indent="0in" style:auto-text-indent="false" style:page-number="auto" fo:background-color="transparent"/>
      <style:text-properties fo:font-weight="normal" officeooo:rsid="0011887c" officeooo:paragraph-rsid="00137e90" style:font-weight-asian="normal" style:font-weight-complex="normal"/>
    </style:style>
    <style:style style:name="P21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indent="-0.25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147da1"/>
    </style:style>
    <style:style style:name="P22" style:family="paragraph" style:parent-style-name="Preformatted_20_Text">
      <loext:graphic-properties draw:fill="none"/>
      <style:paragraph-properties fo:margin-left="0.5in" fo:margin-right="0in" fo:margin-top="0.0398in" fo:margin-bottom="0.0398in" style:contextual-spacing="false" fo:text-indent="-0.25in" style:auto-text-indent="false" fo:background-color="transparent">
        <style:tab-stops>
          <style:tab-stop style:position="-0.1291in"/>
        </style:tab-stops>
      </style:paragraph-properties>
      <style:text-properties officeooo:paragraph-rsid="00064966"/>
    </style:style>
    <style:style style:name="P23" style:family="paragraph" style:parent-style-name="Preformatted_20_Text">
      <loext:graphic-properties draw:fill="none"/>
      <style:paragraph-properties fo:margin-left="0.5in" fo:margin-right="0in" fo:margin-top="0.0398in" fo:margin-bottom="0.0398in" style:contextual-spacing="false" fo:text-indent="-0.25in" style:auto-text-indent="false" fo:background-color="transparent">
        <style:tab-stops>
          <style:tab-stop style:position="-0.1291in"/>
        </style:tab-stops>
      </style:paragraph-properties>
    </style:style>
    <style:style style:name="P24" style:family="paragraph" style:parent-style-name="Preformatted_20_Text">
      <loext:graphic-properties draw:fill="none"/>
      <style:paragraph-properties fo:margin-left="0.3752in" fo:margin-right="0in" fo:margin-top="0in" fo:margin-bottom="0in" style:contextual-spacing="false" fo:text-indent="-0.1252in" style:auto-text-indent="false" fo:background-color="transparent"/>
      <style:text-properties officeooo:paragraph-rsid="00064966"/>
    </style:style>
    <style:style style:name="P25" style:family="paragraph" style:parent-style-name="Preformatted_20_Text">
      <loext:graphic-properties draw:fill="none"/>
      <style:paragraph-properties fo:margin-left="0.3752in" fo:margin-right="0in" fo:margin-top="0.0398in" fo:margin-bottom="0.0398in" style:contextual-spacing="false" fo:text-indent="-0.1252in" style:auto-text-indent="false" fo:background-color="transparent"/>
      <style:text-properties officeooo:paragraph-rsid="00052f59"/>
    </style:style>
    <style:style style:name="P26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paragraph-rsid="00064966"/>
    </style:style>
    <style:style style:name="P27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0dd3f" officeooo:paragraph-rsid="0010dd3f"/>
    </style:style>
    <style:style style:name="P28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0dd3f" officeooo:paragraph-rsid="00137e90"/>
    </style:style>
    <style:style style:name="P29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2a586" officeooo:paragraph-rsid="0012a586"/>
    </style:style>
    <style:style style:name="P30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2a586" officeooo:paragraph-rsid="00137e90"/>
    </style:style>
    <style:style style:name="P31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37e90" officeooo:paragraph-rsid="00137e90"/>
    </style:style>
    <style:style style:name="P32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/>
      <style:text-properties officeooo:paragraph-rsid="00064966"/>
    </style:style>
    <style:style style:name="P33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/>
      <style:text-properties officeooo:paragraph-rsid="00064966"/>
    </style:style>
    <style:style style:name="P34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/>
      <style:text-properties officeooo:rsid="0010dd3f" officeooo:paragraph-rsid="0010dd3f"/>
    </style:style>
    <style:style style:name="P35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/>
      <style:text-properties officeooo:rsid="0010dd3f" officeooo:paragraph-rsid="00137e90"/>
    </style:style>
    <style:style style:name="P36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11887c"/>
    </style:style>
    <style:style style:name="P37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147da1"/>
    </style:style>
    <style:style style:name="P38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9315b" officeooo:paragraph-rsid="0019315b"/>
    </style:style>
    <style:style style:name="P39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9315b" officeooo:paragraph-rsid="001b1522"/>
    </style:style>
    <style:style style:name="P40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9315b" officeooo:paragraph-rsid="001bad22"/>
    </style:style>
    <style:style style:name="P41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b1522" officeooo:paragraph-rsid="001b1522"/>
    </style:style>
    <style:style style:name="P42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1b1522" officeooo:paragraph-rsid="001bad22"/>
    </style:style>
    <style:style style:name="P43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1b1522" officeooo:paragraph-rsid="001d0d75"/>
    </style:style>
    <style:style style:name="P44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text-underline-style="solid" style:text-underline-width="auto" style:text-underline-color="font-color" officeooo:rsid="0019315b" officeooo:paragraph-rsid="0019315b"/>
    </style:style>
    <style:style style:name="P45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1bad22" officeooo:paragraph-rsid="001bad22"/>
    </style:style>
    <style:style style:name="P46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1bad22" officeooo:paragraph-rsid="001d0d75"/>
    </style:style>
    <style:style style:name="P47" style:family="paragraph" style:parent-style-name="Preformatted_20_Text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officeooo:rsid="0019315b" officeooo:paragraph-rsid="0019315b"/>
    </style:style>
    <style:style style:name="P48" style:family="paragraph" style:parent-style-name="Preformatted_20_Text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rsid="0019315b" officeooo:paragraph-rsid="0019315b"/>
    </style:style>
    <style:style style:name="P49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 fo:keep-with-next="always">
        <style:tab-stops>
          <style:tab-stop style:position="-0.1291in"/>
        </style:tab-stops>
      </style:paragraph-properties>
      <style:text-properties officeooo:rsid="0010dd3f" officeooo:paragraph-rsid="001907fa"/>
    </style:style>
    <style:style style:name="P50" style:family="paragraph" style:parent-style-name="Preformatted_20_Text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rsid="0019315b" officeooo:paragraph-rsid="001bad22"/>
    </style:style>
    <style:style style:name="P51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-0.1291in"/>
        </style:tab-stops>
      </style:paragraph-properties>
      <style:text-properties officeooo:paragraph-rsid="0008d7a4"/>
    </style:style>
    <style:style style:name="P52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-0.1291in"/>
        </style:tab-stops>
      </style:paragraph-properties>
      <style:text-properties officeooo:paragraph-rsid="000a81e2"/>
    </style:style>
    <style:style style:name="P53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0.1291in"/>
        </style:tab-stops>
      </style:paragraph-properties>
      <style:text-properties officeooo:paragraph-rsid="000bab6a"/>
    </style:style>
    <style:style style:name="P54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0.1291in"/>
        </style:tab-stops>
      </style:paragraph-properties>
      <style:text-properties fo:font-weight="normal" officeooo:paragraph-rsid="000bab6a" style:font-weight-asian="normal" style:font-weight-complex="normal"/>
    </style:style>
    <style:style style:name="P55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0.1291in"/>
        </style:tab-stops>
      </style:paragraph-properties>
      <style:text-properties officeooo:paragraph-rsid="000bab6a"/>
    </style:style>
    <style:style style:name="P56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>
        <style:tab-stops>
          <style:tab-stop style:position="0.1291in"/>
        </style:tab-stops>
      </style:paragraph-properties>
      <style:text-properties officeooo:paragraph-rsid="000bab6a"/>
    </style:style>
    <style:style style:name="P57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officeooo:paragraph-rsid="0008d7a4"/>
    </style:style>
    <style:style style:name="P58" style:family="paragraph" style:parent-style-name="Preformatted_20_Text">
      <loext:graphic-properties draw:fill="none"/>
      <style:paragraph-properties fo:margin-left="0.25in" fo:margin-right="0in" fo:margin-top="0in" fo:margin-bottom="0in" style:contextual-spacing="false" fo:text-indent="-0.1252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147da1"/>
    </style:style>
    <style:style style:name="P59" style:family="paragraph" style:parent-style-name="Preformatted_20_Text">
      <loext:graphic-properties draw:fill="none"/>
      <style:paragraph-properties fo:margin-left="0.25in" fo:margin-right="0in" fo:margin-top="0in" fo:margin-bottom="0in" style:contextual-spacing="false" fo:text-indent="-0.1252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1907fa"/>
    </style:style>
    <style:style style:name="P60" style:family="paragraph" style:parent-style-name="Preformatted_20_Text">
      <loext:graphic-properties draw:fill="none"/>
      <style:paragraph-properties fo:margin-left="0.25in" fo:margin-right="0in" fo:margin-top="0in" fo:margin-bottom="0in" style:contextual-spacing="false" fo:text-indent="-0.1252in" style:auto-text-indent="false" fo:background-color="transparent">
        <style:tab-stops>
          <style:tab-stop style:position="-0.1291in"/>
        </style:tab-stops>
      </style:paragraph-properties>
      <style:text-properties officeooo:rsid="001907fa" officeooo:paragraph-rsid="001907fa"/>
    </style:style>
    <style:style style:name="P61" style:family="paragraph" style:parent-style-name="Preformatted_20_Text" style:master-page-name="">
      <loext:graphic-properties draw:fill="none"/>
      <style:paragraph-properties fo:margin-left="0.25in" fo:margin-right="0in" fo:margin-top="0in" fo:margin-bottom="0in" style:contextual-spacing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officeooo:rsid="0010dd3f" officeooo:paragraph-rsid="00147da1"/>
    </style:style>
    <style:style style:name="P62" style:family="paragraph" style:parent-style-name="Preformatted_20_Text" style:master-page-name="">
      <loext:graphic-properties draw:fill="none"/>
      <style:paragraph-properties fo:margin-left="0.25in" fo:margin-right="0in" fo:margin-top="0in" fo:margin-bottom="0in" style:contextual-spacing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officeooo:rsid="0010dd3f" officeooo:paragraph-rsid="0011887c"/>
    </style:style>
    <style:style style:name="P63" style:family="paragraph" style:parent-style-name="Preformatted_20_Text">
      <loext:graphic-properties draw:fill="none"/>
      <style:paragraph-properties fo:margin-left="0.1866in" fo:margin-right="0in" fo:margin-top="0.0398in" fo:margin-bottom="0.0398in" style:contextual-spacing="false" fo:text-indent="-0.0618in" style:auto-text-indent="false" fo:background-color="transparent"/>
      <style:text-properties fo:font-weight="normal" officeooo:paragraph-rsid="00064966" style:font-weight-asian="normal" style:font-weight-complex="normal"/>
    </style:style>
    <style:style style:name="P64" style:family="paragraph" style:parent-style-name="Preformatted_20_Text">
      <loext:graphic-properties draw:fill="none"/>
      <style:paragraph-properties fo:margin-left="0.1866in" fo:margin-right="0in" fo:margin-top="0.0398in" fo:margin-bottom="0.0398in" style:contextual-spacing="false" fo:text-indent="-0.0618in" style:auto-text-indent="false" fo:background-color="transparent"/>
      <style:text-properties officeooo:paragraph-rsid="000bab6a"/>
    </style:style>
    <style:style style:name="P65" style:family="paragraph" style:parent-style-name="Preformatted_20_Text">
      <loext:graphic-properties draw:fill="none"/>
      <style:paragraph-properties fo:margin-left="0.1866in" fo:margin-right="0in" fo:margin-top="0.0398in" fo:margin-bottom="0.0398in" style:contextual-spacing="false" fo:text-indent="-0.0618in" style:auto-text-indent="false" fo:background-color="transparent"/>
      <style:text-properties officeooo:paragraph-rsid="000d3d0b"/>
    </style:style>
    <style:style style:name="P66" style:family="paragraph" style:parent-style-name="Preformatted_20_Text" style:master-page-name="">
      <loext:graphic-properties draw:fill="none"/>
      <style:paragraph-properties fo:margin-left="0.1252in" fo:margin-right="0in" fo:margin-top="0.0398in" fo:margin-bottom="0.0398in" style:contextual-spacing="false" fo:text-indent="0in" style:auto-text-indent="false" style:page-number="auto" fo:background-color="transparent"/>
      <style:text-properties officeooo:rsid="0012a586" officeooo:paragraph-rsid="00137e90"/>
    </style:style>
    <style:style style:name="P67" style:family="paragraph" style:parent-style-name="Preformatted_20_Text">
      <style:paragraph-properties fo:margin-top="0.0398in" fo:margin-bottom="0.0398in" style:contextual-spacing="false"/>
      <style:text-properties officeooo:rsid="00137e90" officeooo:paragraph-rsid="00137e90"/>
    </style:style>
    <style:style style:name="P68" style:family="paragraph" style:parent-style-name="Standard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style:text-underline-style="solid" style:text-underline-width="auto" style:text-underline-color="font-color" officeooo:paragraph-rsid="0005381b"/>
    </style:style>
    <style:style style:name="T1" style:family="text">
      <style:text-properties officeooo:rsid="00052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4966" style:font-weight-asian="bold" style:font-weight-complex="bold"/>
    </style:style>
    <style:style style:name="T4" style:family="text">
      <style:text-properties fo:font-weight="bold" officeooo:rsid="000a81e2" style:font-weight-asian="bold" style:font-weight-complex="bold"/>
    </style:style>
    <style:style style:name="T5" style:family="text">
      <style:text-properties fo:font-weight="bold" officeooo:rsid="000bab6a" style:font-weight-asian="bold" style:font-weight-complex="bold"/>
    </style:style>
    <style:style style:name="T6" style:family="text">
      <style:text-properties fo:font-weight="bold" officeooo:rsid="000d3d0b" style:font-weight-asian="bold" style:font-weight-complex="bold"/>
    </style:style>
    <style:style style:name="T7" style:family="text">
      <style:text-properties fo:font-weight="bold" officeooo:rsid="000d9721" style:font-weight-asian="bold" style:font-weight-complex="bold"/>
    </style:style>
    <style:style style:name="T8" style:family="text">
      <style:text-properties fo:font-weight="bold" officeooo:rsid="000e250b" style:font-weight-asian="bold" style:font-weight-complex="bold"/>
    </style:style>
    <style:style style:name="T9" style:family="text">
      <style:text-properties fo:font-weight="bold" officeooo:rsid="000f0055" style:font-weight-asian="bold" style:font-weight-complex="bold"/>
    </style:style>
    <style:style style:name="T10" style:family="text">
      <style:text-properties fo:font-weight="bold" officeooo:rsid="0010dd3f" style:font-weight-asian="bold" style:font-weight-complex="bold"/>
    </style:style>
    <style:style style:name="T11" style:family="text">
      <style:text-properties fo:font-weight="bold" officeooo:rsid="00137e90" style:font-weight-asian="bold" style:font-weight-complex="bold"/>
    </style:style>
    <style:style style:name="T12" style:family="text">
      <style:text-properties fo:font-weight="bold" officeooo:rsid="00147da1" style:font-weight-asian="bold" style:font-weight-complex="bold"/>
    </style:style>
    <style:style style:name="T13" style:family="text">
      <style:text-properties fo:font-weight="bold" officeooo:rsid="0016be4b" style:font-weight-asian="bold" style:font-weight-complex="bold"/>
    </style:style>
    <style:style style:name="T14" style:family="text">
      <style:text-properties fo:font-weight="bold" officeooo:rsid="001782c9" style:font-weight-asian="bold" style:font-weight-complex="bold"/>
    </style:style>
    <style:style style:name="T15" style:family="text">
      <style:text-properties fo:font-weight="bold" officeooo:rsid="001907fa" style:font-weight-asian="bold" style:font-weight-complex="bold"/>
    </style:style>
    <style:style style:name="T16" style:family="text">
      <style:text-properties officeooo:rsid="00064966"/>
    </style:style>
    <style:style style:name="T17" style:family="text">
      <style:text-properties officeooo:rsid="0008d7a4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64966" style:font-weight-asian="normal" style:font-weight-complex="normal"/>
    </style:style>
    <style:style style:name="T20" style:family="text">
      <style:text-properties fo:font-weight="normal" officeooo:rsid="000a81e2" style:font-weight-asian="normal" style:font-weight-complex="normal"/>
    </style:style>
    <style:style style:name="T21" style:family="text">
      <style:text-properties fo:font-weight="normal" officeooo:rsid="000d3d0b" style:font-weight-asian="normal" style:font-weight-complex="normal"/>
    </style:style>
    <style:style style:name="T22" style:family="text">
      <style:text-properties fo:font-weight="normal" officeooo:rsid="0011887c" style:font-weight-asian="normal" style:font-weight-complex="normal"/>
    </style:style>
    <style:style style:name="T23" style:family="text">
      <style:text-properties fo:font-weight="normal" officeooo:rsid="0012a586" style:font-weight-asian="normal" style:font-weight-complex="normal"/>
    </style:style>
    <style:style style:name="T24" style:family="text">
      <style:text-properties fo:font-weight="normal" officeooo:rsid="00137e90" style:font-weight-asian="normal" style:font-weight-complex="normal"/>
    </style:style>
    <style:style style:name="T25" style:family="text">
      <style:text-properties fo:font-weight="normal" officeooo:rsid="0010dd3f" style:font-weight-asian="normal" style:font-weight-complex="normal"/>
    </style:style>
    <style:style style:name="T26" style:family="text">
      <style:text-properties fo:font-weight="normal" officeooo:rsid="00147da1" style:font-weight-asian="normal" style:font-weight-complex="normal"/>
    </style:style>
    <style:style style:name="T27" style:family="text">
      <style:text-properties fo:font-weight="normal" officeooo:rsid="001782c9" style:font-weight-asian="normal" style:font-weight-complex="normal"/>
    </style:style>
    <style:style style:name="T28" style:family="text">
      <style:text-properties fo:font-weight="normal" officeooo:rsid="0016be4b" style:font-weight-asian="normal" style:font-weight-complex="normal"/>
    </style:style>
    <style:style style:name="T29" style:family="text">
      <style:text-properties fo:font-weight="normal" officeooo:rsid="0015ed1a" style:font-weight-asian="normal" style:font-weight-complex="normal"/>
    </style:style>
    <style:style style:name="T30" style:family="text">
      <style:text-properties fo:font-weight="normal" officeooo:rsid="001907fa" style:font-weight-asian="normal" style:font-weight-complex="normal"/>
    </style:style>
    <style:style style:name="T31" style:family="text">
      <style:text-properties fo:font-weight="normal" officeooo:rsid="001b1522" style:font-weight-asian="normal" style:font-weight-complex="normal"/>
    </style:style>
    <style:style style:name="T32" style:family="text">
      <style:text-properties fo:font-weight="normal" officeooo:rsid="001bad22" style:font-weight-asian="normal" style:font-weight-complex="normal"/>
    </style:style>
    <style:style style:name="T33" style:family="text">
      <style:text-properties fo:font-weight="normal" officeooo:rsid="001d0d75" style:font-weight-asian="normal" style:font-weight-complex="normal"/>
    </style:style>
    <style:style style:name="T34" style:family="text">
      <style:text-properties officeooo:rsid="000a81e2"/>
    </style:style>
    <style:style style:name="T35" style:family="text">
      <style:text-properties officeooo:rsid="000bab6a"/>
    </style:style>
    <style:style style:name="T36" style:family="text">
      <style:text-properties officeooo:rsid="000d3d0b"/>
    </style:style>
    <style:style style:name="T37" style:family="text">
      <style:text-properties officeooo:rsid="000d9721"/>
    </style:style>
    <style:style style:name="T38" style:family="text">
      <style:text-properties officeooo:rsid="000e250b"/>
    </style:style>
    <style:style style:name="T39" style:family="text">
      <style:text-properties officeooo:rsid="0010dd3f"/>
    </style:style>
    <style:style style:name="T40" style:family="text">
      <style:text-properties officeooo:rsid="0011887c"/>
    </style:style>
    <style:style style:name="T41" style:family="text">
      <style:text-properties officeooo:rsid="00137e90"/>
    </style:style>
    <style:style style:name="T42" style:family="text">
      <style:text-properties officeooo:rsid="00147da1"/>
    </style:style>
    <style:style style:name="T43" style:family="text">
      <style:text-properties officeooo:rsid="0015ed1a"/>
    </style:style>
    <style:style style:name="T44" style:family="text">
      <style:text-properties style:font-name="Liberation Mono" fo:font-size="10pt" fo:font-weight="normal" officeooo:rsid="0016be4b" style:font-name-asian="Noto Sans Mono CJK SC" style:font-size-asian="10pt" style:font-weight-asian="normal" style:font-name-complex="Liberation Mono" style:font-size-complex="10pt" style:font-weight-complex="normal"/>
    </style:style>
    <style:style style:name="T45" style:family="text">
      <style:text-properties style:font-name="Liberation Mono" fo:font-size="10pt" officeooo:rsid="001782c9" style:font-name-asian="Noto Sans Mono CJK SC" style:font-size-asian="10pt" style:font-name-complex="Liberation Mono" style:font-size-complex="10pt"/>
    </style:style>
    <style:style style:name="T46" style:family="text">
      <style:text-properties style:font-name="Liberation Mono" fo:font-size="10pt" officeooo:rsid="001907fa" style:font-name-asian="Noto Sans Mono CJK SC" style:font-size-asian="10pt" style:font-name-complex="Liberation Mono" style:font-size-complex="10pt"/>
    </style:style>
    <style:style style:name="T47" style:family="text">
      <style:text-properties officeooo:rsid="001782c9"/>
    </style:style>
    <style:style style:name="T48" style:family="text">
      <style:text-properties officeooo:rsid="001907fa"/>
    </style:style>
    <style:style style:name="T4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0" style:family="text">
      <style:text-properties style:text-underline-style="solid" style:text-underline-width="auto" style:text-underline-color="font-color" fo:font-weight="normal" officeooo:rsid="001b1522" style:font-weight-asian="normal" style:font-weight-complex="normal"/>
    </style:style>
    <style:style style:name="T51" style:family="text">
      <style:text-properties style:text-underline-style="solid" style:text-underline-width="auto" style:text-underline-color="font-color" fo:font-weight="normal" officeooo:rsid="001bad22" style:font-weight-asian="normal" style:font-weight-complex="normal"/>
    </style:style>
  </office:automatic-styles>
  <office:body>
    <office:text text:use-soft-page-breaks="true">
      <text:tracked-changes>
        <text:changed-region xml:id="ct94585772868320" text:id="ct94585772868320">
          <text:deletion>
            <office:change-info>
              <dc:creator>Unknown Author</dc:creator>
              <dc:date>2025-10-27T14:05:09</dc:date>
            </office:change-info>
            <text:p text:style-name="Preformatted_20_Text"><text:span text:style-name="T1">I. </text:span></text:p>
          </text:deletion>
        </text:changed-region>
        <text:changed-region xml:id="ct94585773274592" text:id="ct94585773274592">
          <text:insertion>
            <office:change-info>
              <dc:creator>Unknown Author</dc:creator>
              <dc:date>2025-10-27T16:25:00</dc:date>
            </office:change-info>
          </text:insertion>
        </text:changed-region>
        <text:changed-region xml:id="ct94585759415296" text:id="ct94585759415296">
          <text:format-change>
            <office:change-info>
              <dc:creator>Unknown Author</dc:creator>
              <dc:date>2025-10-27T13:48:03</dc:date>
            </office:change-info>
          </text:format-change>
        </text:changed-region>
        <text:changed-region xml:id="ct94585780678688" text:id="ct94585780678688">
          <text:insertion>
            <office:change-info>
              <dc:creator>Unknown Author</dc:creator>
              <dc:date>2025-10-27T16:18:16</dc:date>
            </office:change-info>
          </text:insertion>
        </text:changed-region>
        <text:changed-region xml:id="ct94585764931376" text:id="ct94585764931376">
          <text:insertion>
            <office:change-info>
              <dc:creator>Unknown Author</dc:creator>
              <dc:date>2025-10-27T14:00:32</dc:date>
            </office:change-info>
          </text:insertion>
        </text:changed-region>
        <text:changed-region xml:id="ct94585758649056" text:id="ct94585758649056">
          <text:deletion>
            <office:change-info>
              <dc:creator>Unknown Author</dc:creator>
              <dc:date>2025-10-27T14:01:06</dc:date>
            </office:change-info>
            <text:p text:style-name="P17"><text:span text:style-name="T12"/></text:p>
            <text:p text:style-name="P17"><text:span text:style-name="T12"/></text:p>
          </text:deletion>
        </text:changed-region>
        <text:changed-region xml:id="ct94585763693072" text:id="ct94585763693072">
          <text:deletion>
            <office:change-info>
              <dc:creator>Unknown Author</dc:creator>
              <dc:date>2025-10-27T13:47:51</dc:date>
            </office:change-info>
            <text:p text:style-name="P17"><text:span text:style-name="T12"/></text:p>
            <text:p text:style-name="P17"><text:s text:c="3"/>Timing</text:p>
          </text:deletion>
        </text:changed-region>
        <text:changed-region xml:id="ct94585771750144" text:id="ct94585771750144">
          <text:deletion>
            <office:change-info>
              <dc:creator>Unknown Author</dc:creator>
              <dc:date>2025-10-27T13:46:36</dc:date>
            </office:change-info>
            <text:p text:style-name="P17"><text:span text:style-name="T12"/></text:p>
            <text:p text:style-name="Preformatted_20_Text"/>
            <text:p text:style-name="P17"/>
          </text:deletion>
        </text:changed-region>
        <text:changed-region xml:id="ct94585763017632" text:id="ct94585763017632">
          <text:deletion>
            <office:change-info>
              <dc:creator>Unknown Author</dc:creator>
              <dc:date>2025-10-27T13:45:56</dc:date>
            </office:change-info>
            <text:p text:style-name="P17"><text:s text:c="5"/></text:p>
          </text:deletion>
        </text:changed-region>
        <text:changed-region xml:id="ct94585759273696" text:id="ct94585759273696">
          <text:deletion>
            <office:change-info>
              <dc:creator>Unknown Author</dc:creator>
              <dc:date>2025-10-27T13:46:29</dc:date>
            </office:change-info>
            <text:p text:style-name="P17">The order and time when fields are scheduled is determined b<text:span text:style-name="T1">y</text:span>:</text:p>
          </text:deletion>
        </text:changed-region>
        <text:changed-region xml:id="ct94585771758064" text:id="ct94585771758064">
          <text:deletion>
            <office:change-info>
              <dc:creator>Unknown Author</dc:creator>
              <dc:date>2025-10-27T13:47:50</dc:date>
            </office:change-info>
            <text:p text:style-name="P17"><text:span text:style-name="T12"/></text:p>
            <text:p text:style-name="P17"><text:span text:style-name="T12"/></text:p>
          </text:deletion>
        </text:changed-region>
        <text:changed-region xml:id="ct94585730923120" text:id="ct94585730923120">
          <text:deletion>
            <office:change-info>
              <dc:creator>Unknown Author</dc:creator>
              <dc:date>2025-10-27T14:01:06</dc:date>
            </office:change-info>
            <text:p text:style-name="P17"><text:span text:style-name="T12"/></text:p>
            <text:p text:style-name="P17"/>
          </text:deletion>
        </text:changed-region>
        <text:changed-region xml:id="ct94585776785424" text:id="ct94585776785424">
          <text:deletion>
            <office:change-info>
              <dc:creator>Unknown Author</dc:creator>
              <dc:date>2025-10-27T13:53:48</dc:date>
            </office:change-info>
            <text:p text:style-name="P17">(a) </text:p>
          </text:deletion>
        </text:changed-region>
        <text:changed-region xml:id="ct94585779574272" text:id="ct94585779574272">
          <text:deletion>
            <office:change-info>
              <dc:creator>Unknown Author</dc:creator>
              <dc:date>2025-10-27T13:54:20</dc:date>
            </office:change-info>
            <text:p text:style-name="P17">required</text:p>
          </text:deletion>
        </text:changed-region>
        <text:changed-region xml:id="ct94585760248832" text:id="ct94585760248832">
          <text:deletion>
            <office:change-info>
              <dc:creator>Unknown Author</dc:creator>
              <dc:date>2025-10-27T14:00:30</dc:date>
            </office:change-info>
            <text:p text:style-name="P17"><text:s/>airmass</text:p>
          </text:deletion>
        </text:changed-region>
        <text:changed-region xml:id="ct94585749886720" text:id="ct94585749886720">
          <text:deletion>
            <office:change-info>
              <dc:creator>Unknown Author</dc:creator>
              <dc:date>2025-10-27T13:54:24</dc:date>
            </office:change-info>
            <text:p text:style-name="P17"><text:s/>and</text:p>
          </text:deletion>
        </text:changed-region>
        <text:changed-region xml:id="ct94585760409360" text:id="ct94585760409360">
          <text:deletion>
            <office:change-info>
              <dc:creator>Unknown Author</dc:creator>
              <dc:date>2025-10-27T14:00:30</dc:date>
            </office:change-info>
            <text:p text:style-name="P17"><text:s/>hour-angl</text:p>
          </text:deletion>
        </text:changed-region>
        <text:changed-region xml:id="ct94585773956608" text:id="ct94585773956608">
          <text:deletion>
            <office:change-info>
              <dc:creator>Unknown Author</dc:creator>
              <dc:date>2025-10-27T13:54:43</dc:date>
            </office:change-info>
            <text:p text:style-name="P17">e range of the observations</text:p>
          </text:deletion>
        </text:changed-region>
        <text:changed-region xml:id="ct94585775417600" text:id="ct94585775417600">
          <text:deletion>
            <office:change-info>
              <dc:creator>Unknown Author</dc:creator>
              <dc:date>2025-10-27T13:56:14</dc:date>
            </office:change-info>
            <text:p text:style-name="P17"><text:span text:style-name="T12"/></text:p>
            <text:p text:style-name="P17"/>
          </text:deletion>
        </text:changed-region>
        <text:changed-region xml:id="ct94585775928592" text:id="ct94585775928592">
          <text:deletion>
            <office:change-info>
              <dc:creator>Unknown Author</dc:creator>
              <dc:date>2025-10-27T13:53:52</dc:date>
            </office:change-info>
            <text:p text:style-name="P17">(b) </text:p>
          </text:deletion>
        </text:changed-region>
        <text:changed-region xml:id="ct94585743785536" text:id="ct94585743785536">
          <text:deletion>
            <office:change-info>
              <dc:creator>Unknown Author</dc:creator>
              <dc:date>2025-10-27T14:00:30</dc:date>
            </office:change-info>
            <text:p text:style-name="P17">the exposure times, number of observations,</text:p>
          </text:deletion>
        </text:changed-region>
        <text:changed-region xml:id="ct94585773640160" text:id="ct94585773640160">
          <text:deletion>
            <office:change-info>
              <dc:creator>Unknown Author</dc:creator>
              <dc:date>2025-10-27T13:45:19</dc:date>
            </office:change-info>
            <text:p text:style-name="P17"><text:s/></text:p>
          </text:deletion>
        </text:changed-region>
        <text:changed-region xml:id="ct94585746693120" text:id="ct94585746693120">
          <text:deletion>
            <office:change-info>
              <dc:creator>Unknown Author</dc:creator>
              <dc:date>2025-10-27T14:00:30</dc:date>
            </office:change-info>
            <text:p text:style-name="P17">and time between each observation for a given field</text:p>
            <text:p text:style-name="P17"/>
          </text:deletion>
        </text:changed-region>
        <text:changed-region xml:id="ct94585773684224" text:id="ct94585773684224">
          <text:deletion>
            <office:change-info>
              <dc:creator>Unknown Author</dc:creator>
              <dc:date>2025-10-27T13:53:55</dc:date>
            </office:change-info>
            <text:p text:style-name="P17">(c) </text:p>
          </text:deletion>
        </text:changed-region>
        <text:changed-region xml:id="ct94585771783344" text:id="ct94585771783344">
          <text:deletion>
            <office:change-info>
              <dc:creator>Unknown Author</dc:creator>
              <dc:date>2025-10-27T14:00:30</dc:date>
            </office:change-info>
            <text:p text:style-name="P17">the observable sky given the site location, date, and duration of the night.</text:p>
            <text:p text:style-name="P17"/>
          </text:deletion>
        </text:changed-region>
        <text:changed-region xml:id="ct94585777278736" text:id="ct94585777278736">
          <text:deletion>
            <office:change-info>
              <dc:creator>Unknown Author</dc:creator>
              <dc:date>2025-10-27T13:53:59</dc:date>
            </office:change-info>
            <text:p text:style-name="P17">(d) </text:p>
          </text:deletion>
        </text:changed-region>
        <text:changed-region xml:id="ct94585777378576" text:id="ct94585777378576">
          <text:deletion>
            <office:change-info>
              <dc:creator>Unknown Author</dc:creator>
              <dc:date>2025-10-27T14:00:30</dc:date>
            </office:change-info>
            <text:p text:style-name="P17">interruptions to the observations (usually closing of the dome due to weather).</text:p>
            <text:p text:style-name="P17"/>
          </text:deletion>
        </text:changed-region>
        <text:changed-region xml:id="ct94585756709088" text:id="ct94585756709088">
          <text:deletion>
            <office:change-info>
              <dc:creator>Unknown Author</dc:creator>
              <dc:date>2025-10-27T13:54:03</dc:date>
            </office:change-info>
            <text:p text:style-name="P17">(e) </text:p>
          </text:deletion>
        </text:changed-region>
        <text:changed-region xml:id="ct94585766061072" text:id="ct94585766061072">
          <text:deletion>
            <office:change-info>
              <dc:creator>Unknown Author</dc:creator>
              <dc:date>2025-10-27T14:00:30</dc:date>
            </office:change-info>
            <text:p text:style-name="P17">the cadence of the observations (time between observations).</text:p>
          </text:deletion>
        </text:changed-region>
        <text:changed-region xml:id="ct94585670460416" text:id="ct94585670460416">
          <text:deletion>
            <office:change-info>
              <dc:creator>Unknown Author</dc:creator>
              <dc:date>2025-10-27T13:53:07</dc:date>
            </office:change-info>
            <text:p text:style-name="P17"><text:span text:style-name="T12"/></text:p>
            <text:p text:style-name="P25"/>
            <text:p text:style-name="P17"/>
          </text:deletion>
        </text:changed-region>
        <text:changed-region xml:id="ct94585759344640" text:id="ct94585759344640">
          <text:deletion>
            <office:change-info>
              <dc:creator>Unknown Author</dc:creator>
              <dc:date>2025-10-27T13:44:18</dc:date>
            </office:change-info>
            <text:p text:style-name="P17"><text:s text:c="4"/></text:p>
          </text:deletion>
        </text:changed-region>
        <text:changed-region xml:id="ct94585765626080" text:id="ct94585765626080">
          <text:deletion>
            <office:change-info>
              <dc:creator>Unknown Author</dc:creator>
              <dc:date>2025-10-27T13:52:54</dc:date>
            </office:change-info>
            <text:p text:style-name="P17"><text:span text:style-name="T2">Field Selection</text:span></text:p>
          </text:deletion>
        </text:changed-region>
        <text:changed-region xml:id="ct94585797309104" text:id="ct94585797309104">
          <text:deletion>
            <office:change-info>
              <dc:creator>Unknown Author</dc:creator>
              <dc:date>2025-10-27T13:46:49</dc:date>
            </office:change-info>
            <text:p text:style-name="P17"><text:span text:style-name="T12"/></text:p>
            <text:p text:style-name="P17"><text:span text:style-name="T12"/></text:p>
          </text:deletion>
        </text:changed-region>
        <text:changed-region xml:id="ct94585777530416" text:id="ct94585777530416">
          <text:deletion>
            <office:change-info>
              <dc:creator>Unknown Author</dc:creator>
              <dc:date>2025-10-27T13:46:49</dc:date>
            </office:change-info>
            <text:p text:style-name="P17"><text:span text:style-name="T12"/></text:p>
            <text:p text:style-name="P17"/>
          </text:deletion>
        </text:changed-region>
        <text:changed-region xml:id="ct94585763075776" text:id="ct94585763075776">
          <text:deletion>
            <office:change-info>
              <dc:creator>Unknown Author</dc:creator>
              <dc:date>2025-10-27T13:46:49</dc:date>
            </office:change-info>
            <text:p text:style-name="P17"><text:s text:c="6"/>Each line of an observation plan <text:s/>("obsplan") defines the following field info:</text:p>
          </text:deletion>
        </text:changed-region>
        <text:changed-region xml:id="ct94585771646512" text:id="ct94585771646512">
          <text:deletion>
            <office:change-info>
              <dc:creator>Unknown Author</dc:creator>
              <dc:date>2025-10-27T13:52:54</dc:date>
            </office:change-info>
            <text:p text:style-name="P17"><text:span text:style-name="T12"/></text:p>
            <text:p text:style-name="P17"><text:span text:style-name="T12"/></text:p>
          </text:deletion>
        </text:changed-region>
        <text:changed-region xml:id="ct94585773378928" text:id="ct94585773378928">
          <text:deletion>
            <office:change-info>
              <dc:creator>Unknown Author</dc:creator>
              <dc:date>2025-10-27T13:52:54</dc:date>
            </office:change-info>
            <text:p text:style-name="P17"><text:span text:style-name="T12"/></text:p>
            <text:p text:style-name="P17"/>
          </text:deletion>
        </text:changed-region>
        <text:changed-region xml:id="ct94585683777984" text:id="ct94585683777984">
          <text:deletion>
            <office:change-info>
              <dc:creator>Unknown Author</dc:creator>
              <dc:date>2025-10-27T14:00:30</dc:date>
            </office:change-info>
            <text:p text:style-name="P17">-telescope pointing (ra,dec in hours and deg)</text:p>
          </text:deletion>
        </text:changed-region>
        <text:changed-region xml:id="ct94585759499632" text:id="ct94585759499632">
          <text:deletion>
            <office:change-info>
              <dc:creator>Unknown Author</dc:creator>
              <dc:date>2025-10-27T13:45:10</dc:date>
            </office:change-info>
            <text:p text:style-name="P17">,</text:p>
          </text:deletion>
        </text:changed-region>
        <text:changed-region xml:id="ct94585760413744" text:id="ct94585760413744">
          <text:deletion>
            <office:change-info>
              <dc:creator>Unknown Author</dc:creator>
              <dc:date>2025-10-27T14:00:30</dc:date>
            </office:change-info>
            <text:p text:style-name="P17"><text:span text:style-name="T12"/></text:p>
            <text:p text:style-name="P17">-exposure time </text:p>
          </text:deletion>
        </text:changed-region>
        <text:changed-region xml:id="ct94585674219360" text:id="ct94585674219360">
          <text:deletion>
            <office:change-info>
              <dc:creator>Unknown Author</dc:creator>
              <dc:date>2025-10-27T13:57:13</dc:date>
            </office:change-info>
            <text:p text:style-name="P17"><text:s/></text:p>
          </text:deletion>
        </text:changed-region>
        <text:changed-region xml:id="ct94585773271744" text:id="ct94585773271744">
          <text:deletion>
            <office:change-info>
              <dc:creator>Unknown Author</dc:creator>
              <dc:date>2025-10-27T14:00:30</dc:date>
            </office:change-info>
            <text:p text:style-name="P17">in sec (</text:p>
          </text:deletion>
        </text:changed-region>
        <text:changed-region xml:id="ct94585766059312" text:id="ct94585766059312">
          <text:deletion>
            <office:change-info>
              <dc:creator>Unknown Author</dc:creator>
              <dc:date>2025-10-27T13:57:22</dc:date>
            </office:change-info>
            <text:p text:style-name="P17">"</text:p>
          </text:deletion>
        </text:changed-region>
        <text:changed-region xml:id="ct94585672280048" text:id="ct94585672280048">
          <text:deletion>
            <office:change-info>
              <dc:creator>Unknown Author</dc:creator>
              <dc:date>2025-10-27T14:00:30</dc:date>
            </office:change-info>
            <text:p text:style-name="P17">expt</text:p>
          </text:deletion>
        </text:changed-region>
        <text:changed-region xml:id="ct94585764619472" text:id="ct94585764619472">
          <text:deletion>
            <office:change-info>
              <dc:creator>Unknown Author</dc:creator>
              <dc:date>2025-10-27T13:57:26</dc:date>
            </office:change-info>
            <text:p text:style-name="P17">"</text:p>
          </text:deletion>
        </text:changed-region>
        <text:changed-region xml:id="ct94585779433984" text:id="ct94585779433984">
          <text:deletion>
            <office:change-info>
              <dc:creator>Unknown Author</dc:creator>
              <dc:date>2025-10-27T14:00:30</dc:date>
            </office:change-info>
            <text:p text:style-name="P17">)</text:p>
            <text:p text:style-name="P17">-shutter code ( open:</text:p>
          </text:deletion>
        </text:changed-region>
        <text:changed-region xml:id="ct94585761509696" text:id="ct94585761509696">
          <text:deletion>
            <office:change-info>
              <dc:creator>Unknown Author</dc:creator>
              <dc:date>2025-10-27T13:57:27</dc:date>
            </office:change-info>
            <text:p text:style-name="P17">"</text:p>
          </text:deletion>
        </text:changed-region>
        <text:changed-region xml:id="ct94585777633168" text:id="ct94585777633168">
          <text:deletion>
            <office:change-info>
              <dc:creator>Unknown Author</dc:creator>
              <dc:date>2025-10-27T14:00:30</dc:date>
            </office:change-info>
            <text:p text:style-name="P17">Y</text:p>
          </text:deletion>
        </text:changed-region>
        <text:changed-region xml:id="ct94585764576384" text:id="ct94585764576384">
          <text:deletion>
            <office:change-info>
              <dc:creator>Unknown Author</dc:creator>
              <dc:date>2025-10-27T13:57:28</dc:date>
            </office:change-info>
            <text:p text:style-name="P17">" </text:p>
          </text:deletion>
        </text:changed-region>
        <text:changed-region xml:id="ct94585755627616" text:id="ct94585755627616">
          <text:deletion>
            <office:change-info>
              <dc:creator>Unknown Author</dc:creator>
              <dc:date>2025-10-27T14:00:30</dc:date>
            </office:change-info>
            <text:p text:style-name="P17">or closed:</text:p>
          </text:deletion>
        </text:changed-region>
        <text:changed-region xml:id="ct94585743784960" text:id="ct94585743784960">
          <text:deletion>
            <office:change-info>
              <dc:creator>Unknown Author</dc:creator>
              <dc:date>2025-10-27T13:57:34</dc:date>
            </office:change-info>
            <text:p text:style-name="P17">"</text:p>
          </text:deletion>
        </text:changed-region>
        <text:changed-region xml:id="ct94585755748768" text:id="ct94585755748768">
          <text:deletion>
            <office:change-info>
              <dc:creator>Unknown Author</dc:creator>
              <dc:date>2025-10-27T14:00:30</dc:date>
            </office:change-info>
            <text:p text:style-name="P17">N</text:p>
          </text:deletion>
        </text:changed-region>
        <text:changed-region xml:id="ct94585761484576" text:id="ct94585761484576">
          <text:deletion>
            <office:change-info>
              <dc:creator>Unknown Author</dc:creator>
              <dc:date>2025-10-27T13:57:35</dc:date>
            </office:change-info>
            <text:p text:style-name="P17">"</text:p>
          </text:deletion>
        </text:changed-region>
        <text:changed-region xml:id="ct94585765623248" text:id="ct94585765623248">
          <text:deletion>
            <office:change-info>
              <dc:creator>Unknown Author</dc:creator>
              <dc:date>2025-10-27T14:00:30</dc:date>
            </office:change-info>
            <text:p text:style-name="P17">)</text:p>
            <text:p text:style-name="P17">-required number of exposures (</text:p>
          </text:deletion>
        </text:changed-region>
        <text:changed-region xml:id="ct94585682465376" text:id="ct94585682465376">
          <text:deletion>
            <office:change-info>
              <dc:creator>Unknown Author</dc:creator>
              <dc:date>2025-10-27T13:57:42</dc:date>
            </office:change-info>
            <text:p text:style-name="P17">"</text:p>
          </text:deletion>
        </text:changed-region>
        <text:changed-region xml:id="ct94585774087952" text:id="ct94585774087952">
          <text:deletion>
            <office:change-info>
              <dc:creator>Unknown Author</dc:creator>
              <dc:date>2025-10-27T14:00:30</dc:date>
            </office:change-info>
            <text:p text:style-name="P17">n_required</text:p>
          </text:deletion>
        </text:changed-region>
        <text:changed-region xml:id="ct94585771655280" text:id="ct94585771655280">
          <text:deletion>
            <office:change-info>
              <dc:creator>Unknown Author</dc:creator>
              <dc:date>2025-10-27T13:57:43</dc:date>
            </office:change-info>
            <text:p text:style-name="P17">"</text:p>
          </text:deletion>
        </text:changed-region>
        <text:changed-region xml:id="ct94585774030848" text:id="ct94585774030848">
          <text:deletion>
            <office:change-info>
              <dc:creator>Unknown Author</dc:creator>
              <dc:date>2025-10-27T14:00:30</dc:date>
            </office:change-info>
            <text:p text:style-name="P17">)</text:p>
            <text:p text:style-name="P23">-requested exposure interval in sec (intervl)</text:p>
            <text:p text:style-name="P17">-survey code (</text:p>
          </text:deletion>
        </text:changed-region>
        <text:changed-region xml:id="ct94585765587024" text:id="ct94585765587024">
          <text:deletion>
            <office:change-info>
              <dc:creator>Unknown Author</dc:creator>
              <dc:date>2025-10-27T13:57:51</dc:date>
            </office:change-info>
            <text:p text:style-name="P17">determines selection criteria</text:p>
          </text:deletion>
        </text:changed-region>
        <text:changed-region xml:id="ct94585771714368" text:id="ct94585771714368">
          <text:deletion>
            <office:change-info>
              <dc:creator>Unknown Author</dc:creator>
              <dc:date>2025-10-27T14:00:30</dc:date>
            </office:change-info>
            <text:p text:style-name="P17">).</text:p>
            <text:p text:style-name="P17">-comment (</text:p>
          </text:deletion>
        </text:changed-region>
        <text:changed-region xml:id="ct94585772131696" text:id="ct94585772131696">
          <text:deletion>
            <office:change-info>
              <dc:creator>Unknown Author</dc:creator>
              <dc:date>2025-10-27T13:58:34</dc:date>
            </office:change-info>
            <text:p text:style-name="P17"><text:s/>usually field id or notes</text:p>
          </text:deletion>
        </text:changed-region>
        <text:changed-region xml:id="ct94585758375696" text:id="ct94585758375696">
          <text:deletion>
            <office:change-info>
              <dc:creator>Unknown Author</dc:creator>
              <dc:date>2025-10-27T14:00:30</dc:date>
            </office:change-info>
            <text:p text:style-name="P17">)</text:p>
          </text:deletion>
        </text:changed-region>
        <text:changed-region xml:id="ct94585758461248" text:id="ct94585758461248">
          <text:insertion>
            <office:change-info>
              <dc:creator>Unknown Author</dc:creator>
              <dc:date>2025-10-27T13:51:07</dc:date>
            </office:change-info>
          </text:insertion>
        </text:changed-region>
        <text:changed-region xml:id="ct94585683905616" text:id="ct94585683905616">
          <text:deletion>
            <office:change-info>
              <dc:creator>Unknown Author</dc:creator>
              <dc:date>2025-10-27T13:51:04</dc:date>
            </office:change-info>
            <text:p text:style-name="P5">Before each observation, the scheduler updates the status of every field listed in the observation plan. The relative status of the fields and their observational constrains determine which field <text:s/>the scheduler selects.</text:p>
            <text:p text:style-name="P12"/>
          </text:deletion>
        </text:changed-region>
        <text:changed-region xml:id="ct94585683543264" text:id="ct94585683543264">
          <text:deletion>
            <office:change-info>
              <dc:creator>Unknown Author</dc:creator>
              <dc:date>2025-10-27T13:51:04</dc:date>
            </office:change-info>
            <text:p text:style-name="P12"/>
            <text:p text:style-name="P12"/>
          </text:deletion>
        </text:changed-region>
        <text:changed-region xml:id="ct94585772294448" text:id="ct94585772294448">
          <text:deletion>
            <office:change-info>
              <dc:creator>Unknown Author</dc:creator>
              <dc:date>2025-10-27T13:51:04</dc:date>
            </office:change-info>
            <text:p text:style-name="P12">Field Descriptor</text:p>
            <text:p text:style-name="P12"/>
          </text:deletion>
        </text:changed-region>
        <text:changed-region xml:id="ct94585755101936" text:id="ct94585755101936">
          <text:deletion>
            <office:change-info>
              <dc:creator>Unknown Author</dc:creator>
              <dc:date>2025-10-27T13:51:04</dc:date>
            </office:change-info>
            <text:p text:style-name="P12"/>
            <text:p text:style-name="P12"/>
          </text:deletion>
        </text:changed-region>
        <text:changed-region xml:id="ct94585687841376" text:id="ct94585687841376">
          <text:deletion>
            <office:change-info>
              <dc:creator>Unknown Author</dc:creator>
              <dc:date>2025-10-27T13:51:04</dc:date>
            </office:change-info>
            <text:p text:style-name="P12"><text:s text:c="3"/>Every field has a descriptor with pertinent info (see "Field" structure in "scheduler.h"):</text:p>
            <text:p text:style-name="P12"/>
          </text:deletion>
        </text:changed-region>
        <text:changed-region xml:id="ct94585682743920" text:id="ct94585682743920">
          <text:deletion>
            <office:change-info>
              <dc:creator>Unknown Author</dc:creator>
              <dc:date>2025-10-27T13:51:04</dc:date>
            </office:change-info>
            <text:p text:style-name="P12"/>
            <text:p text:style-name="P12"/>
          </text:deletion>
        </text:changed-region>
        <text:changed-region xml:id="ct94585773004144" text:id="ct94585773004144">
          <text:deletion>
            <office:change-info>
              <dc:creator>Unknown Author</dc:creator>
              <dc:date>2025-10-27T13:51:04</dc:date>
            </office:change-info>
            <text:p text:style-name="P12">- survey code</text:p>
            <text:p text:style-name="P5">- pointing info</text:p>
            <text:p text:style-name="P5">- exposure params ( expt, n_required, interval, shutter code)</text:p>
            <text:p text:style-name="P5">- The UT times and Julian Dates when the the field rised and sets (ut_rise, ut_set, jd_rise, jd_set)</text:p>
            <text:p text:style-name="P5">- JD expected for the next exposure (jd_next).</text:p>
            <text:p text:style-name="P5">- number of exposures completed s far (n_done)</text:p>
            <text:p text:style-name="P5">- total field will be up or remains up (time_up)</text:p>
            <text:p text:style-name="P5">- time required to complete the remaining observations (time_required)</text:p>
            <text:p text:style-name="P5">- time remaining before time_required &gt; time_up ( time_left) </text:p>
            <text:p text:style-name="P5"/>
          </text:deletion>
        </text:changed-region>
        <text:changed-region xml:id="ct94585687667024" text:id="ct94585687667024">
          <text:deletion>
            <office:change-info>
              <dc:creator>Unknown Author</dc:creator>
              <dc:date>2025-10-27T13:51:04</dc:date>
            </office:change-info>
            <text:p text:style-name="P5">- info for each ompleted exposure (filename, ut, jd, lst, ha, am, expt)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eduler Manual</text:p>
      <text:p text:style-name="Preformatted_20_Text">D. Rabinowitz 2025 Oct 27</text:p>
      <text:p text:style-name="Preformatted_20_Text"/>
      <text:p text:style-name="Preformatted_20_Text"><text:change text:change-id="ct94585772868320"/><text:change-start text:change-id="ct94585773274592"/><text:span text:style-name="T47">1. </text:span><text:change-end text:change-id="ct94585773274592"/><text:change-start text:change-id="ct94585759415296"/><text:span text:style-name="T2">Overview</text:span><text:change-end text:change-id="ct94585759415296"/></text:p>
      <text:p text:style-name="Preformatted_20_Text"/>
      <text:p text:style-name="P2"><text:s text:c="3"/>The LS4 scheduler code reads in a plan of observation<text:change-start text:change-id="ct94585780678688"/><text:span text:style-name="T47">s (aka </text:span><text:span text:style-name="T45">“fields”)</text:span><text:change-end text:change-id="ct94585780678688"/> from a text file, and sends commands to the control programs for the telescope (questctl) and the LS4 camera (ls4_ccp ) to implement the observations.<text:change-start text:change-id="ct94585764931376"/> <text:span text:style-name="T41">The scheduler determines which fields will be observed and the</text:span><text:span text:style-name="T47">ir</text:span><text:span text:style-name="T41"> order depending on code</text:span><text:span text:style-name="T42">s</text:span><text:span text:style-name="T41"> in the observing plan and observational constraints specific to the type of observation.</text:span></text:p>
      <text:p text:style-name="P2"/>
      <text:p text:style-name="P14"><text:span text:style-name="T27">2.</text:span><text:span text:style-name="T14"> </text:span><text:span text:style-name="T3">Observation Plan</text:span><text:span text:style-name="T2"> </text:span></text:p>
      <text:p text:style-name="P3"/>
      <text:p text:style-name="P18">Each line of an observation plan <text:s/>("obsplan") <text:span text:style-name="T16">specifie</text:span><text:span text:style-name="T47">s</text:span><text:span text:style-name="T16"> the</text:span> following:</text:p>
      <text:p text:style-name="P57"><text:span text:style-name="T4">ra</text:span><text:span text:style-name="T34">, </text:span><text:span text:style-name="T4">dec</text:span><text:span text:style-name="T34"> : </text:span>telescope pointing (hours, deg)</text:p>
      <text:p text:style-name="P51"><text:span text:style-name="T4">expt</text:span><text:span text:style-name="T34"> : </text:span>exposure time in sec </text:p>
      <text:p text:style-name="P51"><text:span text:style-name="T2">shutter code</text:span> : ( <text:span text:style-name="T41">explained below</text:span>)</text:p>
      <text:p text:style-name="P52"><text:span text:style-name="T2">n_required : </text:span>required number of exposures</text:p>
      <text:p text:style-name="P52"><text:span text:style-name="T2">interv</text:span><text:span text:style-name="T3">a</text:span><text:span text:style-name="T2">l : </text:span>requested exposure interval <text:span text:style-name="T34">(</text:span>sec<text:span text:style-name="T34">)</text:span> </text:p>
      <text:p text:style-name="P51"><text:span text:style-name="T2">survey code</text:span> (<text:span text:style-name="T41">explained below</text:span>).</text:p>
      <text:p text:style-name="P51"><text:span text:style-name="T2">comment</text:span> (<text:span text:style-name="T34">extra reference info</text:span>)</text:p>
      <text:p text:style-name="P51"/>
      <text:p text:style-name="P19"><text:span text:style-name="T14">S</text:span><text:span text:style-name="T2">urvey Codes </text:span><text:span text:style-name="T41">(integer from 0 to 4)</text:span>: </text:p>
      <text:p text:style-name="P34"><text:span text:style-name="T22">0: no survey</text:span></text:p>
      <text:p text:style-name="P27"><text:span text:style-name="T22">1: Trans-</text:span><text:span text:style-name="T23">N</text:span><text:span text:style-name="T22">eptunian Object survey</text:span></text:p>
      <text:p text:style-name="P29"><text:span text:style-name="T22">2: </text:span><text:span text:style-name="T18">Supernova survey</text:span></text:p>
      <text:p text:style-name="P29"><text:span text:style-name="T18">3: Must-do high-priority code</text:span></text:p>
      <text:p text:style-name="P29"><text:span text:style-name="T18">4: Ligo </text:span><text:span text:style-name="T27">event </text:span><text:span text:style-name="T18">followup</text:span></text:p>
      <text:p text:style-name="P29"><text:span text:style-name="T18"/></text:p>
      <text:p text:style-name="P20"><text:span text:style-name="T11">Shutter</text:span><text:span text:style-name="T2"> Codes</text:span> <text:span text:style-name="T41">(upper or lower case N,Y,F,P,E,M, or L)</text:span>: </text:p>
      <text:p text:style-name="P35"><text:span text:style-name="T24">N</text:span><text:span text:style-name="T22">: </text:span><text:span text:style-name="T24">dark field </text:span><text:span text:style-name="T27">(see note below)</text:span></text:p>
      <text:p text:style-name="P28"><text:span text:style-name="T24">Y</text:span><text:span text:style-name="T22">: </text:span><text:span text:style-name="T24">sky field</text:span></text:p>
      <text:p text:style-name="P30"><text:span text:style-name="T24">F</text:span><text:span text:style-name="T22">: </text:span><text:span text:style-name="T24">focus field</text:span></text:p>
      <text:p text:style-name="P30"><text:span text:style-name="T24">P</text:span><text:span text:style-name="T18">: </text:span><text:span text:style-name="T24">pointing-calibration field</text:span></text:p>
      <text:p text:style-name="P30"><text:span text:style-name="T24">E</text:span><text:span text:style-name="T18">: </text:span><text:span text:style-name="T24">evening twilight flag</text:span></text:p>
      <text:p text:style-name="P31"><text:span text:style-name="T18">M: morning twilight flat</text:span></text:p>
      <text:p text:style-name="P31"><text:span text:style-name="T18">L: dome flat</text:span></text:p>
      <text:p text:style-name="P66"><text:span text:style-name="T27">Note</text:span><text:span text:style-name="T14">: </text:span><text:span text:style-name="T27">darks</text:span><text:span text:style-name="T25"> <text:s/>with dec = -1, 0, 1 deg will be observed in evening twilight, dark time, and morning twilight, respectively. Otherwise, </text:span><text:span text:style-name="T27">there is </text:span><text:span text:style-name="T25">no time restriction.</text:span></text:p>
      <text:p text:style-name="P67"><text:span text:style-name="T18"/></text:p>
      <text:p text:style-name="P10"><text:span text:style-name="T27">3.</text:span><text:span text:style-name="T12"> Observation</text:span><text:span text:style-name="T3"> Selection</text:span></text:p>
      <text:p text:style-name="P10"><text:span text:style-name="T9"/></text:p>
      <text:p text:style-name="P10"><text:span text:style-name="T19">Before each observation, the scheduler updates the status of every </text:span><text:span text:style-name="T20">planned observation</text:span><text:span text:style-name="T19">. The relative status of the </text:span><text:span text:style-name="T26">observations</text:span><text:span text:style-name="T19"> and their </text:span><text:span text:style-name="T26">selection</text:span><text:span text:style-name="T19"> constrain</text:span><text:span text:style-name="T20">t</text:span><text:span text:style-name="T19">s determine </text:span><text:span text:style-name="T20">the next observation to make</text:span><text:span text:style-name="T19">.</text:span></text:p>
      <text:p text:style-name="P10"><text:soft-page-break/><text:span text:style-name="T19"/></text:p>
      <text:p text:style-name="P2"><text:span text:style-name="T12">Selection</text:span><text:span text:style-name="T2"> </text:span><text:span text:style-name="T12">Constraints</text:span></text:p>
      <text:p text:style-name="P24"/>
      <text:p text:style-name="P32">- <text:span text:style-name="T4">pointing limits</text:span><text:span text:style-name="T34"> (e.g. limiting</text:span> airmass,<text:span text:style-name="T17"> </text:span>hour angl<text:span text:style-name="T16">e, </text:span><text:span text:style-name="T34">galactic latitude, moon separation)</text:span></text:p>
      <text:p text:style-name="P32">- <text:span text:style-name="T4">exposure requirements</text:span><text:span text:style-name="T34"> (expt</text:span>, <text:span text:style-name="T34">n_re</text:span><text:span text:style-name="T38">q</text:span><text:span text:style-name="T34">uired</text:span>, <text:span text:style-name="T34">interval)</text:span></text:p>
      <text:p text:style-name="P26">- <text:span text:style-name="T12">observable</text:span><text:span text:style-name="T42"> </text:span><text:span text:style-name="T4">sky</text:span><text:span text:style-name="T34"> (visible area of night sky)</text:span>.</text:p>
      <text:p text:style-name="P26">- <text:span text:style-name="T2">interruptions</text:span> <text:span text:style-name="T34">(dome closed for weather or maintenance</text:span>).</text:p>
      <text:p text:style-name="P26">- <text:span text:style-name="T4">observation</text:span><text:span text:style-name="T2"> cadence</text:span> (<text:span text:style-name="T34">minimum </text:span>time between observations). </text:p>
      <text:p text:style-name="P26">- <text:span text:style-name="T8">survey code</text:span><text:span text:style-name="T38"> (survey-specific constraints)</text:span></text:p>
      <text:p text:style-name="P22"/>
      <text:p text:style-name="P13"><text:span text:style-name="T3">Field </text:span><text:span text:style-name="T14">Descriptor</text:span></text:p>
      <text:p text:style-name="P6"/>
      <text:p text:style-name="P8">Every field has a descriptor with pertinent <text:span text:style-name="T42">status and observing parameters</text:span> (see "Field" structure in "scheduler.h"):</text:p>
      <text:p text:style-name="P8"/>
      <text:p text:style-name="P56">- <text:span text:style-name="T2">survey code </text:span><text:span text:style-name="T27">(from obsplan)</text:span></text:p>
      <text:p text:style-name="P53"><text:span text:style-name="T2">- </text:span><text:span text:style-name="T12">shutter code </text:span><text:span text:style-name="T27">(from obsplan)</text:span></text:p>
      <text:p text:style-name="P53"><text:span text:style-name="T12">- </text:span><text:span text:style-name="T13">status code </text:span><text:span text:style-name="T28">( </text:span><text:span text:style-name="T44">“too late”, “not doable”, “ready”, “do_now” )</text:span></text:p>
      <text:p text:style-name="P53">- <text:span text:style-name="T2">pointing info</text:span> <text:span text:style-name="T35">(ra, dec, galactic lat, long, lunar separation)</text:span></text:p>
      <text:p text:style-name="P64">- <text:span text:style-name="T5">observation info</text:span><text:span text:style-name="T2"> </text:span>( expt, n_required, interval, shutter code)</text:p>
      <text:p text:style-name="P64">- <text:span text:style-name="T5">rise/set info</text:span><text:span text:style-name="T35"> (</text:span>UT <text:span text:style-name="T35">hours</text:span> and Julian Da<text:span text:style-name="T35">ys </text:span><text:span text:style-name="T2">ut_rise, ut_set, jd_rise, jd_set</text:span>)</text:p>
      <text:p text:style-name="P64">- <text:span text:style-name="T6">expected time of next exposure</text:span><text:span text:style-name="T36"> (Julian Date </text:span><text:span text:style-name="T2">jd_next</text:span>).</text:p>
      <text:p text:style-name="P64">- <text:span text:style-name="T2">number of </text:span><text:span text:style-name="T6">completed </text:span><text:span text:style-name="T2">exposures</text:span> (<text:span text:style-name="T2">n_done</text:span>)</text:p>
      <text:p text:style-name="P65">- <text:span text:style-name="T6">up</text:span><text:span text:style-name="T36"> </text:span><text:span text:style-name="T6">time</text:span><text:span text:style-name="T36"> before field sets or sun rises (</text:span><text:span text:style-name="T6">time_up</text:span>)</text:p>
      <text:p text:style-name="P64">- <text:span text:style-name="T6">completion</text:span><text:span text:style-name="T36"> </text:span><text:span text:style-name="T2">time </text:span><text:span text:style-name="T21">for</text:span> <text:span text:style-name="T36">remaining</text:span> observations (<text:span text:style-name="T2">time_required</text:span>)</text:p>
      <text:p text:style-name="P64">- <text:span text:style-name="T2">time </text:span><text:span text:style-name="T6">left</text:span><text:span text:style-name="T36"> before </text:span>time_required <text:span text:style-name="T36">exceeds</text:span> time_up (<text:span text:style-name="T2">time_left</text:span>)</text:p>
      <text:p text:style-name="P54">- <text:span text:style-name="T7">exposure info</text:span><text:span text:style-name="T37"> for </text:span><text:span text:style-name="T36">c</text:span>ompleted exposure<text:span text:style-name="T37">s</text:span> (<text:span text:style-name="T2">filename, ut, jd, lst, ha, am, expt</text:span>)</text:p>
      <text:p text:style-name="P54">- <text:span text:style-name="T10">doable</text:span><text:span text:style-name="T39"> </text:span><text:span text:style-name="T10">flag</text:span><text:span text:style-name="T39"> set to 1/</text:span><text:span text:style-name="T48">0</text:span><text:span text:style-name="T39"> if field </text:span><text:span text:style-name="T48">is/isn</text:span><text:span text:style-name="T46">’t </text:span><text:span text:style-name="T48">observable any time during the night</text:span><text:span text:style-name="T39"> </text:span></text:p>
      <text:p text:style-name="P63"/>
      <text:p text:style-name="P7"><text:span text:style-name="T9"/></text:p>
      <text:p text:style-name="P17"><text:change-end text:change-id="ct94585764931376"/><text:change text:change-id="ct94585758649056"/><text:change text:change-id="ct94585763693072"/><text:change text:change-id="ct94585771750144"/><text:change text:change-id="ct94585763017632"/><text:change text:change-id="ct94585759273696"/><text:change text:change-id="ct94585771758064"/><text:change text:change-id="ct94585730923120"/><text:change text:change-id="ct94585776785424"/><text:change text:change-id="ct94585779574272"/><text:change text:change-id="ct94585760248832"/><text:change text:change-id="ct94585749886720"/><text:change text:change-id="ct94585760409360"/><text:change text:change-id="ct94585773956608"/><text:change text:change-id="ct94585775417600"/><text:change text:change-id="ct94585775928592"/><text:change text:change-id="ct94585743785536"/><text:change text:change-id="ct94585773640160"/><text:change text:change-id="ct94585746693120"/><text:change text:change-id="ct94585773684224"/><text:change text:change-id="ct94585771783344"/><text:change text:change-id="ct94585777278736"/><text:change text:change-id="ct94585777378576"/><text:change text:change-id="ct94585756709088"/><text:change text:change-id="ct94585766061072"/><text:change text:change-id="ct94585670460416"/><text:change text:change-id="ct94585759344640"/><text:change text:change-id="ct94585765626080"/><text:change text:change-id="ct94585797309104"/><text:change text:change-id="ct94585777530416"/><text:change text:change-id="ct94585763075776"/><text:change text:change-id="ct94585771646512"/><text:change text:change-id="ct94585773378928"/><text:change text:change-id="ct94585683777984"/><text:change text:change-id="ct94585759499632"/><text:change text:change-id="ct94585760413744"/><text:change text:change-id="ct94585674219360"/><text:change text:change-id="ct94585773271744"/><text:change text:change-id="ct94585766059312"/><text:change text:change-id="ct94585672280048"/><text:change text:change-id="ct94585764619472"/><text:change text:change-id="ct94585779433984"/><text:change text:change-id="ct94585761509696"/><text:change text:change-id="ct94585777633168"/><text:change text:change-id="ct94585764576384"/><text:change text:change-id="ct94585755627616"/><text:change text:change-id="ct94585743784960"/><text:change text:change-id="ct94585755748768"/><text:change text:change-id="ct94585761484576"/><text:change text:change-id="ct94585765623248"/><text:change text:change-id="ct94585682465376"/><text:change text:change-id="ct94585774087952"/><text:change text:change-id="ct94585771655280"/><text:change text:change-id="ct94585774030848"/><text:change text:change-id="ct94585765587024"/><text:change text:change-id="ct94585771714368"/><text:change text:change-id="ct94585772131696"/><text:change text:change-id="ct94585758375696"/><text:change-start text:change-id="ct94585758461248"/><text:span text:style-name="T12">Selection Algorithm</text:span></text:p>
      <text:p text:style-name="P11"><text:span text:style-name="T12"/></text:p>
      <text:p text:style-name="P9"><text:span text:style-name="T2">init_fields</text:span><text:span text:style-name="T18"> </text:span><text:span text:style-name="T29">(start of </text:span><text:span text:style-name="T28">night</text:span><text:span text:style-name="T29">)</text:span><text:span text:style-name="T2">:</text:span></text:p>
      <text:p text:style-name="P61"><text:span text:style-name="T2"/></text:p>
      <text:p text:style-name="P58"><text:span text:style-name="T43">Initialize</text:span> field descriptors for every observation.</text:p>
      <text:p text:style-name="P62">Set n_observable <text:span text:style-name="T40">to number of doable fields.</text:span></text:p>
      <text:p text:style-name="P36"><text:span text:style-name="T40"><text:s/></text:span></text:p>
      <text:p text:style-name="P15"><text:span text:style-name="T2">get_next_field </text:span><text:span text:style-name="T18">(each time a new observation is made):</text:span></text:p>
      <text:p text:style-name="P16"><text:span text:style-name="T2"/></text:p>
      <text:p text:style-name="P47"><text:span text:style-name="T2"/></text:p>
      <text:p text:style-name="P47"><text:span text:style-name="T18">Loop through the field descriptors for each observation. Determine the field indices of the earliest fields in the obsplan meeting the following criteria:</text:span></text:p>
      <text:p text:style-name="P38"><text:span text:style-name="T18"/></text:p>
      <text:p text:style-name="P44"><text:span text:style-name="T18">Field Index <text:s text:c="11"/>Criterion <text:s text:c="19"/></text:span></text:p>
      <text:p text:style-name="P41"><text:span text:style-name="T18">i_min_do_now <text:s text:c="10"/>sky fields with do-now status</text:span></text:p>
      <text:p text:style-name="P41"><text:span text:style-name="T18">i_min_dark <text:s text:c="12"/>dark fields with do-now status</text:span></text:p>
      <text:p text:style-name="P41"><text:span text:style-name="T18">i_min_flat <text:s text:c="12"/>dome or sky flat</text:span></text:p>
      <text:p text:style-name="P41"><text:soft-page-break/><text:span text:style-name="T18">Also keep tallies of fields meeting the following criteria:</text:span></text:p>
      <text:p text:style-name="P41"><text:span text:style-name="T18"/></text:p>
      <text:p text:style-name="P39"><text:span text:style-name="T50">Tally <text:s text:c="4"/></text:span><text:span text:style-name="T49"><text:s text:c="12"/>Criterion <text:s text:c="19"/></text:span></text:p>
      <text:p text:style-name="P48"><text:span text:style-name="T18">n_</text:span><text:span text:style-name="T32">ready</text:span><text:span text:style-name="T18">_</text:span><text:span text:style-name="T31">must_do</text:span><text:span text:style-name="T18"> <text:s text:c="5"/></text:span><text:span text:style-name="T32">ready status, must-do survey code </text:span></text:p>
      <text:p text:style-name="P46"><text:span text:style-name="T18">n_late_must_do <text:s text:c="6"/>too-late status, </text:span><text:span text:style-name="T33">must-do survey code</text:span></text:p>
      <text:p text:style-name="P43"><text:span text:style-name="T32">n_ready <text:s text:c="13"/>ready status, not must-do survey code</text:span></text:p>
      <text:p text:style-name="P42"><text:span text:style-name="T32">n_do_now</text:span><text:span text:style-name="T18"> <text:s text:c="12"/>do-now status, </text:span><text:span text:style-name="T33">all survey codes</text:span></text:p>
      <text:p text:style-name="P45"><text:span text:style-name="T18">n_late <text:s text:c="14"/>too-late status</text:span></text:p>
      <text:p text:style-name="P45"><text:span text:style-name="T33"/></text:p>
      <text:p text:style-name="P45"><text:span text:style-name="T18">Also find the minimum values for the following quantities for fields meeting the specific criteria</text:span></text:p>
      <text:p text:style-name="P45"><text:span text:style-name="T18"/></text:p>
      <text:p text:style-name="P40"><text:span text:style-name="T51">Minimum Value</text:span><text:span text:style-name="T50"> <text:s text:c="4"/></text:span><text:span text:style-name="T49"><text:s text:c="3"/></text:span><text:span text:style-name="T51">Quantity</text:span><text:span text:style-name="T49"> <text:s text:c="23"/></text:span><text:span text:style-name="T51">Criterion</text:span><text:span text:style-name="T49"> <text:s text:c="11"/></text:span></text:p>
      <text:p text:style-name="P50"><text:span text:style-name="T18">n_left_min_</text:span><text:span text:style-name="T31">must_do</text:span><text:span text:style-name="T18"> <text:s/></text:span><text:span text:style-name="T32"><text:s/>number of exposures remaining <text:s text:c="3"/>ready status, must-do </text:span></text:p>
      <text:p text:style-name="P42"><text:span text:style-name="T32">n_left_min <text:s text:c="10"/>number of exposures remaining <text:s text:c="3"/>ready status, not must-do</text:span></text:p>
      <text:p text:style-name="P42"><text:span text:style-name="T32">n_do_now</text:span><text:span text:style-name="T18"> <text:s text:c="12"/>do-now status</text:span></text:p>
      <text:p text:style-name="P45"><text:span text:style-name="T18">n_late <text:s text:c="14"/>too-late status</text:span></text:p>
      <text:p text:style-name="P41"><text:span text:style-name="T18"/></text:p>
      <text:p text:style-name="P49"><text:span text:style-name="T30">for each observation:</text:span></text:p>
      <text:p text:style-name="P59"><text:span text:style-name="T30"><text:s text:c="3"/></text:span><text:span text:style-name="T15">update_field_status (</text:span><text:span text:style-name="T30">determine if doable and set status code)</text:span></text:p>
      <text:p text:style-name="P60"><text:span text:style-name="T18"><text:s text:c="3"/></text:span></text:p>
      <text:p text:style-name="P59"><text:span text:style-name="T30"/></text:p>
      <text:p text:style-name="P37"><text:span text:style-name="T48"><text:s text:c="3"/></text:span><text:span text:style-name="T40"><text:s/></text:span></text:p>
      <text:p text:style-name="P21"/>
      <text:p text:style-name="P68"><text:change-end text:change-id="ct94585758461248"/></text:p>
      <text:p text:style-name="P4"/>
      <text:p text:style-name="P5"><text:s text:c="3"/><text:change text:change-id="ct94585683905616"/><text:change text:change-id="ct94585683543264"/><text:change text:change-id="ct94585772294448"/><text:change text:change-id="ct94585755101936"/><text:change text:change-id="ct94585687841376"/><text:change text:change-id="ct94585682743920"/><text:change text:change-id="ct94585773004144"/><text:change text:change-id="ct94585687667024"/></text:p>
      <text:p text:style-name="P4"/>
      <text:p text:style-name="Preformatted_20_Text"><text:s/></text:p>
      <text:p text:style-name="Preformatted_20_Text"/>
      <text:p text:style-name="Preformatted_20_Text"/>
      <text:p text:style-name="Preformatted_20_Text"/>
      <text:p text:style-name="Preformatted_20_Text">Cadences</text:p>
      <text:p text:style-name="Preformatted_20_Text"/>
      <text:p text:style-name="Preformatted_20_Text"><text:s text:c="2"/>The cadence of the observations depends on the staging of 4 key </text:p>
      <text:p text:style-name="Preformatted_20_Text"><text:s text:c="2"/>operations:</text:p>
      <text:p text:style-name="Preformatted_20_Text"/>
      <text:p text:style-name="Preformatted_20_Text">(1) exposure time (time shutter is open).</text:p>
      <text:p text:style-name="Preformatted_20_Text">(2) image readout time (~20 sec for dual-amp readout, ~40 sec for </text:p>
      <text:p text:style-name="Preformatted_20_Text"><text:s text:c="3"/>single-amp readout).</text:p>
      <text:p text:style-name="Preformatted_20_Text">(3) transfer time of the image data from the controllers to the </text:p>
      <text:p text:style-name="Preformatted_20_Text"><text:s text:c="3"/>host computer (~5 sec).</text:p>
      <text:p text:style-name="Preformatted_20_Text">(4) the time to slew and position the telescope and dome for the </text:p>
      <text:p text:style-name="Preformatted_20_Text"><text:s text:c="3"/>next observation (&gt; 20 sec).</text:p>
      <text:p text:style-name="Preformatted_20_Text"/>
      <text:p text:style-name="Preformatted_20_Text"><text:s text:c="2"/>candence 1. linear staging</text:p>
      <text:p text:style-name="Preformatted_20_Text">The simplest way to stage the operations is one at a time. </text:p>
      <text:p text:style-name="Preformatted_20_Text"/>
      <text:p text:style-name="Preformatted_20_Text">cadence 1: <text:s/>expose -&gt; readout -&gt; transfer -&gt; slew -&gt; ....</text:p>
      <text:p text:style-name="Preformatted_20_Text"/>
      <text:p text:style-name="Preformatted_20_Text"><text:s text:c="2"/>cadence 2. Parallel slew</text:p>
      <text:p text:style-name="Preformatted_20_Text"/>
      <text:p text:style-name="Preformatted_20_Text">A faster cadence is achieved by parallel staging the telescope slew </text:p>
      <text:p text:style-name="Preformatted_20_Text"><text:s text:c="2"/>during the image readout and transfer:</text:p>
      <text:p text:style-name="Preformatted_20_Text"/>
      <text:p text:style-name="Preformatted_20_Text">expose -&gt; readout -&gt; transfer -&gt; exposure -&gt; readout -&gt; transfer -&gt; ...</text:p>
      <text:p text:style-name="Preformatted_20_Text"><text:s text:c="3"/>slew slew</text:p>
      <text:p text:style-name="Preformatted_20_Text"/>
      <text:p text:style-name="Preformatted_20_Text"><text:s text:c="2"/>cadence 3. Parallel slew and transfer</text:p>
      <text:p text:style-name="Preformatted_20_Text"><text:soft-page-break/></text:p>
      <text:p text:style-name="Preformatted_20_Text"><text:s text:c="4"/>The <text:s/>optimal cadence is achieved by parallel staging slew and transfer</text:p>
      <text:p text:style-name="Preformatted_20_Text"><text:s text:c="2"/>with readout and expose. This is possible because the camera controllers</text:p>
      <text:p text:style-name="Preformatted_20_Text"><text:s text:c="2"/>have multiple buffers in memory allowing <text:s/>transfer of previously read</text:p>
      <text:p text:style-name="Preformatted_20_Text"><text:s text:c="2"/>image data while new data are being <text:s/>read out:</text:p>
      <text:p text:style-name="Preformatted_20_Text"/>
      <text:p text:style-name="Preformatted_20_Text">expose -&gt; readout -&gt; expose <text:s text:c="2"/>-&gt; readout -&gt; expose -&gt; readout -&gt; ...</text:p>
      <text:p text:style-name="Preformatted_20_Text"><text:s text:c="3"/>slew transfer <text:s text:c="3"/>slew transfer <text:s/>slew</text:p>
      <text:p text:style-name="Preformatted_20_Text"/>
      <text:p text:style-name="Preformatted_20_Text"><text:s text:c="2"/>Currently, only cadence 1 is implemented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7T17:13:53.805844762</dc:date>
    <meta:editing-duration>PT1H4M39S</meta:editing-duration>
    <meta:editing-cycles>15</meta:editing-cycles>
    <meta:generator>LibreOffice/7.1.8.1$Linux_X86_64 LibreOffice_project/10$Build-1</meta:generator>
    <meta:document-statistic meta:table-count="0" meta:image-count="0" meta:object-count="0" meta:page-count="4" meta:paragraph-count="108" meta:word-count="794" meta:character-count="5395" meta:non-whitespace-character-count="4382"/>
  </office:meta>
</office:document-meta>
</file>